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d9e41" officeooo:paragraph-rsid="001d9e41"/>
    </style:style>
    <style:style style:name="P2" style:family="paragraph" style:parent-style-name="Standard">
      <style:text-properties fo:language="ru" fo:country="RU" officeooo:rsid="001ef5a7" officeooo:paragraph-rsid="001ef5a7"/>
    </style:style>
    <style:style style:name="T1" style:family="text">
      <style:text-properties officeooo:rsid="001ef5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Всё готово? - Арен передал Мари ключ и та, одобрительно кивнул, спрятала его на груди, - начинаем утром, на всё про всё у нас десять минут. Потом подключится отряд зачистки, надо успеть, чтобы не попасть под огонь.</text:p>
      <text:p text:style-name="P1">Мари поднесла к глазам бинокль, в который раз оглядела стену, на автомате пересчитала дыры, пробитые накануне.</text:p>
      <text:p text:style-name="P1">- Тут управимся и за пять, - девушка обернулась к напарнику, - даже скучно, они почти не пытаются сопротивляться.</text:p>
      <text:p text:style-name="P1">Парень усмехнулся и, покачав головой, опустил глаза.</text:p>
      <text:p text:style-name="P1">- Кто-то назвал бы тебя кровожадной, - он давно заметил, что Мари как-то, пожалуй, даже слишком быстро влилась в этот убийственный армейский ритм, - но я не похвалить не могу, - на плечо девушке легла тяжёлая ладонь, - ещё пара зачисток и пойдёшь на повышение.</text:p>
      <text:p text:style-name="P1">Мари в ответ только нахмурила брови:</text:p>
      <text:p text:style-name="P1">- Здесь от меня больше пользы, - шутки она не поняла, - движения не вижу, - констатировала через пару секунд, продолжая свой осмотр, - но на затишье не похоже, - она опустила бинокль и, кивнув в сторону стены, обернулась к Арену, - жители покинули поселение.</text:p>
      <text:p text:style-name="P1">Парень усмехнулся снова.</text:p>
      <text:p text:style-name="P1">- На одну интуицию тут полагаться нельзя, - он прикрыл глаза, подставив тёплому летнему ветру лицо, - скоро начнём штурм и узнаем. Не хочешь на этот раз проконтролировать всё из штаба?</text:p>
      <text:p text:style-name="P1">- Нет, - сказала, как отрезала. Ну, этого стоило ожидать, последние несколько операций Арен каждый раз предлагал девушке остаться вместе с ним, а не нестись, очертя голову, первой под оборонительный огонь, но Мари каждый раз отказывалась.</text:p>
      <text:p text:style-name="P1">«Ей среди нас не место, - год назад, когда девушка только примкнула к отряду, Старший отвёл Арена на разговор, - не трать время. Таких убивают в первом-втором бою», но парень уже тогда что-то разглядел в этой невысокой миниатюрной фигурке и буквально выпросил командиров отряда взять над ней <text:span text:style-name="T1">шефство.</text:span> <text:span text:style-name="T1">В течение этого года он ни единожды уже жалел о своём решении, но только потому, что с каждым новым днём всё больше боялся потерять ту, ради которой сам отказался от повышения по службе. Мари оказалась ценным звеном в их команде, вот только себя она, казалось, совсем не берегла.</text:span></text:p>
      <text:p text:style-name="P2">- Ты же знаешь, как дорога всем нам, - он снова затянул свой привычным монолог, без особый надежды на успех пытаясь переубедить девушку от непосредственного участия в битве.</text:p>
      <text:p text:style-name="P2">- А ещё я знаю, что умею только сражаться, - тут она была права, - я не полководец, - она взглянула на часы, - я — солдат. Как ни печально это признавать, - улыбка лишь на долю секунды скользнула по этому вечно суровому и нахмуренному лицу, но Арену оказалось достаточным и этого.</text:p>
      <text:p text:style-name="P2">- Я буду ждать тебя в штабе с докладом, - близилось время атаки, он сжал тонкое плечо девушки и проговорил уже серьёзней, - попробуй только не явиться лично.</text:p>
      <text:p text:style-name="P2"/>
      <text:p text:style-name="P2">*</text:p>
      <text:p text:style-name="P2">Мари не отодвинула, буквально сорвала подол.</text:p>
      <text:p text:style-name="P2">- Что такое?! - собрание было в самом разгаре, но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6S</meta:editing-duration>
    <meta:editing-cycles>3</meta:editing-cycles>
    <meta:generator>LibreOffice/5.4.0.3$Windows_x86 LibreOffice_project/7556cbc6811c9d992f4064ab9287069087d7f62c</meta:generator>
    <dc:date>2020-07-01T16:32:55.663000000</dc:date>
    <meta:document-statistic meta:table-count="0" meta:image-count="0" meta:object-count="0" meta:page-count="1" meta:paragraph-count="17" meta:word-count="466" meta:character-count="2776" meta:non-whitespace-character-count="2325"/>
    <meta:user-defined meta:name="Info 1"/>
    <meta:user-defined meta:name="Info 2"/>
    <meta:user-defined meta:name="Info 3"/>
    <meta:user-defined meta:name="Info 4"/>
  </office:meta>
</office:document-meta>
</file>